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50pt" fo:font-weight="bold" fo:font-family="Calibri" style:font-family-asian="Calibri" style:font-family-complex="Calibri" fo:background-color="transparent" fo:color="#000000"/>
    </style:style>
    <style:style style:name="T2" style:family="text">
      <style:text-properties fo:font-size="11.50pt" fo:font-weight="normal"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50pt" fo:font-weight="bold" fo:font-family="Calibri" style:font-family-asian="Calibri" style:font-family-complex="Calibri"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50pt" fo:font-weight="normal" fo:font-family="Calibri" style:font-family-asian="Calibri" style:font-family-complex="Calibri"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50pt" fo:font-weight="normal" fo:font-family="Calibri" style:font-family-asian="Calibri" style:font-family-complex="Calibri"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5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1.85pt"/>
    </style:style>
    <style:style style:name="P3" style:family="paragraph">
      <style:paragraph-properties fo:line-height="100.00%" fo:text-align="left"/>
    </style:style>
    <style:style style:name="P4" style:family="paragraph">
      <style:paragraph-properties fo:line-height="115.00%" fo:text-align="left" fo:margin-bottom="10.00pt"/>
    </style:style>
  </office:automatic-styles>
  <office:body>
    <office:text>
      <text:p text:style-name="P1"><text:span text:style-name="T1">Conversion :</text:span></text:p>
      <text:p text:style-name="P2"><text:span text:style-name="T2">Used the entity type rule to convert the Owner and Property entity types </text:span></text:p>
      <text:p text:style-name="P3"><text:span text:style-name="T2">Used the M-N relationship rule to convert the Shares relationship showing OwnID and PropID as combined primary keys, The foreign key relationships for OwnID and PropID, and indicate OwnID as NOT NULL since its minimum cardinality in the Shares relationship is one. </text:span></text:p>
      <text:p text:style-name="P3"><text:span text:style-name="T3"/></text:p>
      <text:p text:style-name="P3"><text:span text:style-name="T4">Table : </text:span></text:p>
      <text:p text:style-name="P3"><text:span text:style-name="T5"/></text:p>
      <text:p text:style-name="P3"><text:span text:style-name="T6">Owner (OwnID, OwnName, OwnPhone) </text:span></text:p>
      <text:p text:style-name="P3"><text:span text:style-name="T7"/></text:p>
      <text:p text:style-name="P3"><text:span text:style-name="T8">Property (PropID, BldgName, UnitNo, Bdrms) </text:span></text:p>
      <text:p text:style-name="P3"><text:span text:style-name="T9"/></text:p>
      <text:p text:style-name="P3"><text:span text:style-name="T10">Shares (OwnID, PropID, StartWeek, EndWeek) </text:span></text:p>
      <text:p text:style-name="P3"><text:span text:style-name="T10">FOREIGN KEY (OwnID) REFERENCES Owner </text:span></text:p>
      <text:p text:style-name="P3"><text:span text:style-name="T10">FOREIGN KEY (PropID) REFERENCES Property </text:span></text:p>
      <text:p text:style-name="P3"><text:span text:style-name="T10">OwnID NOT NULL</text:span></text:p>
      <text:p text:style-name="P4"><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